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ranssi-title">
      <style:graphic-properties draw:fill-color="#ffffff" draw:auto-grow-height="true" fo:min-height="3.506cm"/>
    </style:style>
    <style:style style:name="pr2" style:family="presentation" style:parent-style-name="oranssi-outline1">
      <style:graphic-properties draw:fill-color="#ffffff" draw:auto-grow-height="true" fo:min-height="13.859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12.4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align="start" fo:text-indent="-0.9cm"/>
    </style:style>
    <style:style style:name="P5" style:family="paragraph">
      <style:text-properties fo:font-size="28.1000003814697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26.5pt" style:font-size-asian="226.5pt" style:font-size-complex="226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337cm" presentation:class="title" presentation:user-transformed="true">
          <draw:text-box>
            <text:p text:style-name="P1">Mouse Gestures<text:line-break/><text:span text:style-name="T1">for Linux</text:span></text:p>
          </draw:text-box>
        </draw:frame>
        <draw:frame presentation:style-name="pr2" draw:text-style-name="P2" draw:layer="layout" svg:width="25.199cm" svg:height="13.859cm" svg:x="1.4cm" svg:y="5.414cm" presentation:class="outline" presentation:user-transformed="true">
          <draw:text-box>
            <text:p text:style-name="P2"/>
            <text:p text:style-name="P2"/>
            <text:p text:style-name="P2">Anže Pečar</text:p>
            <text:p text:style-name="P2">Miha Zidar</text:p>
            <text:p text:style-name="P2">Matic Potočnik</text:p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text-style-name="P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01cm" svg:y="1.337cm" presentation:class="title" presentation:user-transformed="true">
          <draw:text-box>
            <text:p text:style-name="P1">Mouse Gestures<text:line-break/><text:span text:style-name="T1">for Linux</text:span></text:p>
          </draw:text-box>
        </draw:frame>
        <draw:frame presentation:style-name="pr2" draw:text-style-name="P4" draw:layer="layout" svg:width="25.199cm" svg:height="13.859cm" svg:x="1.401cm" svg:y="5.814cm" presentation:class="outline" presentation:user-transformed="true">
          <draw:text-box>
            <text:list text:style-name="L2">
              <text:list-item>
                <text:p text:style-name="P4">Prepoznamo geste miške</text:p>
              </text:list-item>
              <text:list-item>
                <text:p text:style-name="P4">Izvedemo akcije glede na geste</text:p>
                <text:p text:style-name="P4"/>
              </text:list-item>
              <text:list-item>
                <text:p text:style-name="P4">Omogoča boljšo interakcijo z računalnikom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4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02cm" svg:y="1.337cm" presentation:class="title" presentation:user-transformed="true">
          <draw:text-box>
            <text:p text:style-name="P1">Mouse Gestures<text:line-break/><text:span text:style-name="T1">for Linux</text:span></text:p>
          </draw:text-box>
        </draw:frame>
        <draw:frame presentation:style-name="pr2" draw:text-style-name="P4" draw:layer="layout" svg:width="25.199cm" svg:height="13.859cm" svg:x="1.402cm" svg:y="5.814cm" presentation:class="outline" presentation:user-transformed="true">
          <draw:text-box>
            <text:list text:style-name="L2">
              <text:list-item>
                <text:p text:style-name="P4"><text:span text:style-name="T2">Python</text:span></text:p>
              </text:list-item>
              <text:list-item>
                <text:p text:style-name="P4"><text:span text:style-name="T2">GTK</text:span></text:p>
              </text:list-item>
              <text:list-item>
                <text:p text:style-name="P4"><text:span text:style-name="T2">IndicatorApplet</text:span></text:p>
              </text:list-item>
              <text:list-item>
                <text:p text:style-name="P4"><text:span text:style-name="T2">Xlib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4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02cm" svg:y="1.337cm" presentation:class="title" presentation:user-transformed="true">
          <draw:text-box>
            <text:p text:style-name="P1">Mouse Gestures<text:line-break/><text:span text:style-name="T1">for Linux</text:span></text:p>
          </draw:text-box>
        </draw:frame>
        <draw:frame presentation:style-name="pr2" draw:text-style-name="P4" draw:layer="layout" svg:width="25.199cm" svg:height="13.859cm" svg:x="1.402cm" svg:y="5.814cm" presentation:class="outline" presentation:user-transformed="true">
          <draw:text-box>
            <text:list text:style-name="L2">
              <text:list-item>
                <text:p text:style-name="P4">Zajem tipk in premikov miške (XLib)</text:p>
              </text:list-item>
              <text:list-item>
                <text:p text:style-name="P4">Uporabniški vmesnik (GTK, IndicatorApplet)</text:p>
              </text:list-item>
              <text:list-item>
                <text:p text:style-name="P4">Prepoznavanje gest</text:p>
              </text:list-item>
              <text:list-item>
                <text:p text:style-name="P4">Izvedba akcij (Shell in XLib)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4" draw:text-style-name="P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02cm" svg:y="1.337cm" presentation:class="title" presentation:user-transformed="true">
          <draw:text-box>
            <text:p text:style-name="P1">Mouse Gestures<text:line-break/><text:span text:style-name="T1">for Linux</text:span></text:p>
          </draw:text-box>
        </draw:frame>
        <draw:frame presentation:style-name="pr2" draw:text-style-name="P4" draw:layer="layout" svg:width="25.199cm" svg:height="13.859cm" svg:x="1.402cm" svg:y="5.814cm" presentation:class="outline" presentation:user-transformed="true">
          <draw:text-box>
            <text:list text:style-name="L2">
              <text:list-item>
                <text:p text:style-name="P4">Kako kot neaktiven program zajeti tipke in miško?</text:p>
                <text:list>
                  <text:list-item>
                    <text:p text:style-name="P6">Keylogger, lol :P</text:p>
                  </text:list-item>
                </text:list>
              </text:list-item>
              <text:list-item>
                <text:p text:style-name="P4">Kako prepoznati geste?</text:p>
                <text:list>
                  <text:list-item>
                    <text:p text:style-name="P6">Lasten algoritem</text:p>
                  </text:list-item>
                </text:list>
              </text:list-item>
              <text:list-item>
                <text:p text:style-name="P4">Kako integrirati vmesnik v Linux?</text:p>
                <text:list>
                  <text:list-item>
                    <text:p text:style-name="P6">Tray ikona, GTK, IndicatorApplet</text:p>
                  </text:list-item>
                </text:list>
              </text:list-item>
              <text:list-item>
                <text:p text:style-name="P4">Kako npr. minimizirati neko okno?</text:p>
                <text:list>
                  <text:list-item>
                    <text:p text:style-name="P6">XLi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5" presentation:class="page"/>
          <draw:frame presentation:style-name="pr4" draw:text-style-name="P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5" draw:text-style-name="P7" draw:layer="layout" svg:width="25.199cm" svg:height="12.423cm" svg:x="1.4cm" svg:y="6.35cm" presentation:class="outline" presentation:user-transformed="true">
          <draw:text-box>
            <text:p text:style-name="P7"><text:span text:style-name="T3">DEMO</text:span></text:p>
          </draw:text-box>
        </draw:frame>
        <draw:frame presentation:style-name="pr1" draw:text-style-name="P1" draw:layer="layout" svg:width="25.199cm" svg:height="3.506cm" svg:x="1.403cm" svg:y="1.337cm" presentation:class="title" presentation:user-transformed="true">
          <draw:text-box>
            <text:p text:style-name="P1">Mouse Gestures<text:line-break/><text:span text:style-name="T1">for Linux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6" presentation:class="page"/>
          <draw:frame presentation:style-name="pr4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text:enable-numbering="false"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text:enable-numbering="true"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text:enable-numbering="false"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text:enable-numbering="false"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7" style:family="presentation" style:parent-style-name="oranssi-title">
      <style:graphic-properties draw:fill-color="#ffffff" draw:auto-grow-height="false" fo:min-height="3.507cm"/>
    </style:style>
    <style:style style:name="Mpr8" style:family="presentation" style:parent-style-name="oranssi-outline1">
      <style:graphic-properties draw:fill-color="#ffffff" draw:auto-grow-height="false" fo:min-height="13.86cm"/>
    </style:style>
    <style:style style:name="Mpr9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0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1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6" draw:text-style-name="MP6" draw:layer="backgroundobjects" svg:width="28cm" svg:height="10.5cm" svg:x="0cm" svg:y="0cm">
        <text:p/>
      </draw:rect>
      <draw:frame presentation:style-name="Mpr7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8" draw:layer="backgroundobjects" svg:width="25.199cm" svg:height="13.859cm" svg:x="1.4cm" svg:y="4.914cm" presentation:class="outline">
        <draw:text-box>
          <text:list text:style-name="ML5">
            <text:list-item>
              <text:p text:style-name="MP4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202</meta:generator>
    <meta:creation-date>2011-05-13T07:41:22</meta:creation-date>
    <dc:language>fi-FI</dc:language>
    <meta:editing-cycles>3</meta:editing-cycles>
    <meta:editing-duration>PT28M28S</meta:editing-duration>
    <dc:date>2011-05-13T08:25:00</dc:date>
    <meta:document-statistic meta:object-count="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Blue.otp"/>
  </office:meta>
</office:document-meta>
</file>